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0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Arial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o"/>
    </style:style>
    <style:style style:name="ce5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o"/>
    </style:style>
    <style:style style:name="ce55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o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52"/>
        <table:table-column table:style-name="co6" table:default-cell-style-name="ce52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50" office:value-type="string" calcext:value-type="string">
            <text:p>Target</text:p>
          </table:table-cell>
          <table:table-cell table:style-name="ce50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55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55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55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55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56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55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55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53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-00-00</text:date>, <text:time style:data-style-name="N2" text:time-value="04:59:0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9T06:16:46.239000000</dc:date>
    <meta:editing-duration>P3DT5H55M55S</meta:editing-duration>
    <meta:editing-cycles>281</meta:editing-cycles>
    <meta:generator>LibreOffice/7.1.2.2$Windows_X86_64 LibreOffice_project/8a45595d069ef5570103caea1b71cc9d82b2aae4</meta:generator>
    <meta:document-statistic meta:table-count="3" meta:cell-count="2142" meta:object-count="0"/>
  </office:meta>
</office:document-meta>
</file>